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teServiceMixClient.RemoteServiceMixClient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ServiceMixClient.RemoteServiceMix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ServiceMixClient.setContainer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ServiceMixClient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moteServiceMixClient.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moteServiceMixClient.RemoteServiceMixClient( String uri , ActivationSpec activationSp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moteServiceMixClient.getContain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ServiceMixClient.start( long timeou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emoteServiceMixClient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ServiceMixClient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ServiceMixClient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